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3.41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0.305cm"/>
    </style:style>
    <style:style style:name="co4" style:family="table-column">
      <style:table-column-properties fo:break-before="auto" style:column-width="15.005cm"/>
    </style:style>
    <style:style style:name="co5" style:family="table-column">
      <style:table-column-properties fo:break-before="auto" style:column-width="2.995cm"/>
    </style:style>
    <style:style style:name="co6" style:family="table-column">
      <style:table-column-properties fo:break-before="auto" style:column-width="4.302cm"/>
    </style:style>
    <style:style style:name="co10" style:family="table-column">
      <style:table-column-properties fo:break-before="auto" style:column-width="5.554cm"/>
    </style:style>
    <style:style style:name="co11" style:family="table-column">
      <style:table-column-properties fo:break-before="auto" style:column-width="19.143cm"/>
    </style:style>
    <style:style style:name="ro6" style:family="table-row">
      <style:table-row-properties style:row-height="1.028cm" fo:break-before="auto" style:use-optimal-row-height="true"/>
    </style:style>
    <style:style style:name="ro1" style:family="table-row">
      <style:table-row-properties style:row-height="0.863cm" fo:break-before="auto" style:use-optimal-row-height="true"/>
    </style:style>
    <style:style style:name="ro8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654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0.57cm" fo:break-before="auto" style:use-optimal-row-height="true"/>
    </style:style>
    <style:style style:name="ro13" style:family="table-row">
      <style:table-row-properties style:row-height="1.1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6" style:family="table-cell" style:parent-style-name="Default">
      <style:text-properties style:text-position="" fo:font-size="20pt" fo:font-weight="bold" style:font-size-asian="20pt" style:font-weight-asian="bold" style:font-size-complex="20pt" style:font-weight-complex="bold"/>
    </style:style>
    <style:style style:name="ce60" style:family="table-cell" style:parent-style-name="Default">
      <style:text-properties fo:color="#ff3333" style:text-position="" fo:font-size="24pt" fo:font-weight="bold" style:font-size-asian="24pt" style:font-weight-asian="bold" style:font-size-complex="24pt" style:font-weight-complex="bold"/>
    </style:style>
    <style:style style:name="ce61" style:family="table-cell" style:parent-style-name="Default">
      <style:text-properties style:text-position="" fo:font-size="20pt" style:font-size-asian="20pt" style:font-size-complex="20pt"/>
    </style:style>
    <style:style style:name="ce62" style:family="table-cell" style:parent-style-name="Default">
      <style:text-properties fo:color="#800000" style:text-position="" fo:font-size="20pt" fo:font-weight="bold" style:font-size-asian="20pt" style:font-weight-asian="bold" style:font-size-complex="20pt" style:font-weight-complex="bold"/>
    </style:style>
    <style:style style:name="ce63" style:family="table-cell" style:parent-style-name="Default">
      <style:text-properties style:text-position="" fo:font-size="14pt" style:font-size-asian="14pt" style:font-size-complex="14pt"/>
    </style:style>
    <style:style style:name="ce43" style:family="table-cell" style:parent-style-name="Default">
      <style:text-properties style:text-position="" fo:font-size="20pt" style:font-size-asian="20pt" style:font-size-complex="20pt"/>
    </style:style>
    <style:style style:name="ce45" style:family="table-cell" style:parent-style-name="Default">
      <style:text-properties style:text-position="" fo:font-size="14pt" style:font-size-asian="14pt" style:font-size-complex="14pt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style:text-position="" style:font-name="Liberation Sans" fo:font-size="20pt" style:font-name-asian="Droid Sans Fallback" style:font-size-asian="20pt" style:font-name-complex="FreeSans" style:font-size-complex="20pt"/>
    </style:style>
    <style:style style:name="ce48" style:family="table-cell" style:parent-style-name="Default">
      <style:text-properties fo:color="#ff3333" style:text-position="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49" style:family="table-cell" style:parent-style-name="Default">
      <style:text-properties fo:color="#ff3333" style:text-position=""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5pt" style:font-name-asian="Droid Sans Fallback" style:font-size-asian="15pt" style:font-name-complex="FreeSans" style:font-size-complex="15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ize="15pt" fo:font-weight="bold" style:font-size-asian="15pt" style:font-weight-asian="bold" style:font-size-complex="15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fo:font-weight="bold" style:font-size-asian="15pt" style:font-weight-asian="bold" style:font-size-complex="1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normal" style:font-size-asian="15pt" style:font-weight-asian="normal" style:font-size-complex="15pt" style:font-weight-complex="normal"/>
    </style:style>
    <style:style style:name="ce22" style:family="table-cell" style:parent-style-name="Default">
      <style:text-properties fo:color="#000000" style:font-name="Liberation Sans" fo:font-size="15pt" style:font-name-asian="Droid Sans Fallback" style:font-size-asian="15pt" style:font-name-complex="FreeSans" style:font-size-complex="15pt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6" style:family="table-cell" style:parent-style-name="Default">
      <style:text-properties style:font-name="Liberation Sans" fo:font-size="15pt" fo:font-weight="bold" style:font-name-asian="Droid Sans Fallback" style:font-size-asian="15pt" style:font-weight-asian="bold" style:font-name-complex="FreeSans" style:font-size-complex="15pt" style:font-weight-complex="bold"/>
    </style:style>
    <style:style style:name="ce2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ext-properties fo:font-size="15pt" style:font-size-asian="15pt" style:font-size-complex="15pt"/>
    </style:style>
    <style:style style:name="ce29" style:family="table-cell" style:parent-style-name="Default">
      <style:text-properties fo:color="#3333ff" fo:font-size="15pt" style:font-size-asian="15pt" style:font-size-complex="15pt"/>
    </style:style>
    <style:style style:name="ce30" style:family="table-cell" style:parent-style-name="Default">
      <style:text-properties fo:color="#3333ff" fo:font-size="24pt" fo:font-weight="bold" style:font-size-asian="24pt" style:font-weight-asian="bold" style:font-size-complex="24pt" style:font-weight-complex="bold"/>
    </style:style>
    <style:style style:name="ce31" style:family="table-cell" style:parent-style-name="Default">
      <style:text-properties fo:color="#ff3333" fo:font-size="13pt" fo:font-weight="bold" style:font-size-asian="13pt" style:font-weight-asian="bold" style:font-size-complex="13pt" style:font-weight-complex="bold"/>
    </style:style>
    <style:style style:name="ce32" style:family="table-cell" style:parent-style-name="Default">
      <style:text-properties style:font-name="Liberation Sans" fo:font-size="15pt" style:font-name-asian="Droid Sans Fallback" style:font-size-asian="15pt" style:font-name-complex="FreeSans" style:font-size-complex="15pt"/>
    </style:style>
    <style:style style:name="ce33" style:family="table-cell" style:parent-style-name="Default">
      <style:text-properties fo:color="#3333ff" style:font-name="Liberation Sans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ce34" style:family="table-cell" style:parent-style-name="Default">
      <style:text-properties fo:font-size="15pt" fo:font-weight="normal" style:font-size-asian="15pt" style:font-weight-asian="normal" style:font-size-complex="15pt" style:font-weight-complex="normal"/>
    </style:style>
    <style:style style:name="ce35" style:family="table-cell" style:parent-style-name="Default">
      <style:text-properties fo:color="#3333ff" fo:font-size="26pt" fo:font-weight="bold" style:font-size-asian="26pt" style:font-weight-asian="bold" style:font-size-complex="26pt" style:font-weight-complex="bold"/>
    </style:style>
    <style:style style:name="ce36" style:family="table-cell" style:parent-style-name="Default">
      <style:text-properties fo:color="#3333ff" style:font-name="Liberation Sans" fo:font-size="26pt" fo:font-weight="bold" style:font-name-asian="Droid Sans Fallback" style:font-size-asian="26pt" style:font-weight-asian="bold" style:font-name-complex="FreeSans" style:font-size-complex="26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size="15pt" fo:font-weight="bold" style:font-size-asian="15pt" style:font-weight-asian="bold" style:font-size-complex="15pt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00ff" fo:font-size="15pt" style:font-size-asian="15pt" style:font-size-complex="15pt"/>
    </style:style>
    <style:style style:name="ce41" style:family="table-cell" style:parent-style-name="Default">
      <style:text-properties fo:color="#009933" fo:font-size="15pt" style:font-size-asian="15pt" style:font-size-complex="15pt"/>
    </style:style>
    <style:style style:name="ce42" style:family="table-cell" style:parent-style-name="Default">
      <style:table-cell-properties style:text-align-source="fix" style:repeat-content="false"/>
      <style:paragraph-properties fo:text-align="start" fo:margin-left="0cm"/>
      <style:text-properties fo:color="#6600ff" fo:font-size="15pt" style:font-size-asian="15pt" style:font-size-complex="15pt"/>
    </style:style>
    <style:style style:name="ce4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0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5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5pt" fo:font-style="italic" style:font-size-asian="15pt" style:font-style-asian="italic" style:font-size-complex="15pt" style:font-style-complex="italic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00ff" fo:font-size="15pt" fo:font-weight="normal" style:font-size-asian="15pt" style:font-weight-asian="normal" style:font-size-complex="15pt" style:font-weight-complex="normal"/>
    </style:style>
    <style:style style:name="ce53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54" style:family="table-cell" style:parent-style-name="Default">
      <style:text-properties fo:color="#6600ff"/>
    </style:style>
    <style:style style:name="ce55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6666ff" fo:font-size="15pt" fo:font-weight="bold" style:font-size-asian="15pt" style:font-weight-asian="bold" style:font-size-complex="15pt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9933" fo:font-size="15pt" style:font-size-asian="15pt" style:font-size-complex="15pt"/>
    </style:style>
    <style:style style:name="ce58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009933" fo:font-size="24pt" fo:font-weight="bold" style:font-size-asian="24pt" style:font-weight-asian="bold" style:font-size-complex="24pt" style:font-weight-complex="bold"/>
    </style:style>
    <style:style style:name="ce59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color="#3333ff" fo:font-size="24pt" fo:font-weight="bold" style:font-size-asian="24pt" style:font-weight-asian="bold" style:font-size-complex="24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6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67" style:family="table-cell" style:parent-style-name="Default">
      <style:text-properties fo:color="#0000ff" fo:font-size="15pt" fo:font-weight="bold" style:font-size-asian="15pt" style:font-weight-asian="bold" style:font-size-complex="15pt" style:font-weight-complex="bold"/>
    </style:style>
    <style:style style:name="ce68" style:family="table-cell" style:parent-style-name="Default">
      <style:text-properties fo:color="#6600ff" fo:font-size="15pt" style:font-size-asian="15pt" style:font-size-complex="15pt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fo:color="#ff3333" fo:font-size="24pt" fo:font-weight="bold" style:font-size-asian="24pt" style:font-weight-asian="bold" style:font-size-complex="24pt" style:font-weight-complex="bold"/>
    </style:style>
    <style:style style:name="ce71" style:family="table-cell" style:parent-style-name="Default">
      <style:text-properties fo:font-size="20pt" style:font-size-asian="20pt" style:font-size-complex="20pt"/>
    </style:style>
    <style:style style:name="ce72" style:family="table-cell" style:parent-style-name="Default">
      <style:text-properties fo:color="#800000" fo:font-size="20pt" fo:font-weight="bold" style:font-size-asian="20pt" style:font-weight-asian="bold" style:font-size-complex="20pt" style:font-weight-complex="bold"/>
    </style:style>
    <style:style style:name="ce73" style:family="table-cell" style:parent-style-name="Default">
      <style:text-properties fo:font-size="14pt" style:font-size-asian="14pt" style:font-size-complex="14pt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ext-properties style:font-name="Liberation Sans" fo:font-size="20pt" style:font-name-asian="Droid Sans Fallback" style:font-size-asian="20pt" style:font-name-complex="FreeSans" style:font-size-complex="20pt"/>
    </style:style>
    <style:style style:name="ce76" style:family="table-cell" style:parent-style-name="Default">
      <style:text-properties fo:color="#ff3333" style:font-name="Liberation Sans" fo:font-size="20pt" fo:font-weight="bold" style:font-name-asian="Droid Sans Fallback" style:font-size-asian="20pt" style:font-weight-asian="bold" style:font-name-complex="FreeSans" style:font-size-complex="20pt" style:font-weight-complex="bold"/>
    </style:style>
    <style:style style:name="ce77" style:family="table-cell" style:parent-style-name="Default">
      <style:text-properties fo:color="#ff3333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800000" fo:font-weight="bold" style:font-weight-asian="bold" style:font-weight-complex="bold"/>
    </style:style>
    <style:style style:name="T3" style:family="text">
      <style:text-properties style:font-size-asian="20pt" style:font-size-complex="20pt"/>
    </style:style>
    <style:style style:name="T4" style:family="text">
      <style:text-properties fo:font-size="24pt" fo:font-weight="bold" style:font-size-asian="24pt" style:font-size-complex="24pt" style:font-weight-asian="bold" style:font-weight-complex="bold"/>
    </style:style>
    <style:style style:name="T5" style:family="text"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0" table:default-cell-style-name="ce65"/>
        <table:table-column table:style-name="co11" table:default-cell-style-name="Default"/>
        <table:table-column table:style-name="co7" table:number-columns-repeated="3" table:default-cell-style-name="Default"/>
        <table:table-row table:style-name="ro1">
          <table:table-cell table:style-name="ce12" office:value-type="string" calcext:value-type="string">
            <text:p>Assignment (# of problems)</text:p>
          </table:table-cell>
          <table:table-cell table:style-name="ce37" office:value-type="string" calcext:value-type="string">
            <text:p>Solved</text:p>
          </table:table-cell>
          <table:table-cell table:style-name="ce37" office:value-type="string" calcext:value-type="string">
            <text:p>Time (Hrs)</text:p>
          </table:table-cell>
          <table:table-cell table:style-name="ce37" office:value-type="string" calcext:value-type="string">
            <text:p>Date</text:p>
          </table:table-cell>
          <table:table-cell table:style-name="ce66" office:value-type="string" calcext:value-type="string">
            <text:p>Comments (What u have Done)</text:p>
          </table:table-cell>
          <table:table-cell table:number-columns-repeated="3"/>
        </table:table-row>
        <table:table-row table:style-name="ro10">
          <table:table-cell table:style-name="ce13" office:value-type="string" calcext:value-type="string">
            <text:p>3 problem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string" calcext:value-type="string">
            <text:p>21/07/2017 (Fri)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3 problem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date" office:date-value="2017-07-22" calcext:value-type="date">
            <text:p>42938</text:p>
          </table:table-cell>
          <table:table-cell table:style-name="ce28" office:value-type="string" calcext:value-type="string">
            <text:p>Editorial solution : 0</text:p>
          </table:table-cell>
          <table:table-cell table:number-columns-repeated="3"/>
        </table:table-row>
        <table:table-row table:style-name="ro10">
          <table:table-cell table:style-name="ce13" office:value-type="float" office:value="3" calcext:value-type="float">
            <text:p>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date" office:date-value="2017-07-23" calcext:value-type="date">
            <text:p>42939</text:p>
          </table:table-cell>
          <table:table-cell table:style-name="ce28" office:value-type="string" calcext:value-type="string">
            <text:p>Editorial solution : 1</text:p>
          </table:table-cell>
          <table:table-cell table:number-columns-repeated="3"/>
        </table:table-row>
        <table:table-row table:style-name="ro10">
          <table:table-cell table:style-name="ce13" office:value-type="string" calcext:value-type="string">
            <text:p>3 : IPCTRAIN, EXPTREE, PSHTTR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date" office:date-value="2017-07-24" calcext:value-type="date">
            <text:p>42940</text:p>
          </table:table-cell>
          <table:table-cell table:style-name="ce28" office:value-type="string" calcext:value-type="string">
            <text:p>tried IPCTRAIN</text:p>
          </table:table-cell>
          <table:table-cell table:number-columns-repeated="3"/>
        </table:table-row>
        <table:table-row table:style-name="ro10">
          <table:table-cell table:style-name="ce14" office:value-type="string" calcext:value-type="string">
            <text:p>3 : IPCTRAIN, EXPTREE, PSHTTR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date" office:date-value="2017-07-25" calcext:value-type="date">
            <text:p>42941</text:p>
          </table:table-cell>
          <table:table-cell table:style-name="ce28" office:value-type="string" calcext:value-type="string">
            <text:p>solved IPCTRAIN</text:p>
          </table:table-cell>
          <table:table-cell table:number-columns-repeated="3"/>
        </table:table-row>
        <table:table-row table:style-name="ro10">
          <table:table-cell table:style-name="ce15" office:value-type="string" calcext:value-type="string">
            <text:p>Read 3 Editorials for IPCTRAIN; EXPTREE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date" office:date-value="2017-07-26" calcext:value-type="date">
            <text:p>42942</text:p>
          </table:table-cell>
          <table:table-cell table:style-name="ce28" office:value-type="string" calcext:value-type="string">
            <text:p>Understood IPCTRAIN tester's code</text:p>
          </table:table-cell>
          <table:table-cell table:number-columns-repeated="3"/>
        </table:table-row>
        <table:table-row table:style-name="ro10">
          <table:table-cell table:style-name="ce15" office:value-type="string" calcext:value-type="string">
            <text:p>Read 1 Editorial for IPCTRAIN; EXPTREE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50" office:value-type="date" office:date-value="2017-07-27" calcext:value-type="date">
            <text:p>42943</text:p>
          </table:table-cell>
          <table:table-cell table:style-name="ce28" office:value-type="string" calcext:value-type="string">
            <text:p>Understood IPCTRAIN setter's code</text:p>
          </table:table-cell>
          <table:table-cell table:number-columns-repeated="3"/>
        </table:table-row>
        <table:table-row table:style-name="ro10">
          <table:table-cell table:style-name="ce16" office:value-type="string" calcext:value-type="string" table:number-columns-spanned="5" table:number-rows-spanned="1">
            <text:p>Week-2 (Super Specific Goal : Solve all problems in chapter-1) <text:s/>: Not achieved</text:p>
          </table:table-cell>
          <table:covered-table-cell table:number-columns-repeated="3" table:style-name="ce38"/>
          <table:covered-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omputer Programming 3 Book : introduction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string" calcext:value-type="string">
            <text:p>28/07/2017 (Fri)</text:p>
          </table:table-cell>
          <table:table-cell table:style-name="ce28" office:value-type="string" calcext:value-type="string">
            <text:p>read competitive programming book</text:p>
          </table:table-cell>
          <table:table-cell table:number-columns-repeated="3"/>
        </table:table-row>
        <table:table-row table:style-name="ro10">
          <table:table-cell table:style-name="ce13" office:value-type="string" calcext:value-type="string">
            <text:p>Datastructres : Chapter 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date" office:date-value="2017-07-29" calcext:value-type="date">
            <text:p>42945</text:p>
          </table:table-cell>
          <table:table-cell table:style-name="ce28" office:value-type="string" calcext:value-type="string">
            <text:p>understood c++ STL DS's API's</text:p>
          </table:table-cell>
          <table:table-cell table:number-columns-repeated="3"/>
        </table:table-row>
        <table:table-row table:style-name="ro10">
          <table:table-cell table:style-name="ce13" office:value-type="string" calcext:value-type="string">
            <text:p>Practice Chapter 1 problem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date" office:date-value="2017-07-30" calcext:value-type="date">
            <text:p>42946</text:p>
          </table:table-cell>
          <table:table-cell table:style-name="ce28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10">
          <table:table-cell table:style-name="ce13" office:value-type="string" calcext:value-type="string">
            <text:p>understand segment-trees, fenwick-tress, disjointset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date" office:date-value="2017-07-31" calcext:value-type="date">
            <text:p>42947</text:p>
          </table:table-cell>
          <table:table-cell table:style-name="ce28" office:value-type="string" calcext:value-type="string">
            <text:p>went through the book, no clear output</text:p>
          </table:table-cell>
          <table:table-cell table:number-columns-repeated="3"/>
        </table:table-row>
        <table:table-row table:style-name="ro10">
          <table:table-cell table:style-name="ce13" office:value-type="string" calcext:value-type="string">
            <text:p>understand paradigms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date" office:date-value="2017-08-01" calcext:value-type="date">
            <text:p>42948</text:p>
          </table:table-cell>
          <table:table-cell table:style-name="ce28" office:value-type="string" calcext:value-type="string">
            <text:p>understood selection algorithm</text:p>
          </table:table-cell>
          <table:table-cell table:number-columns-repeated="3"/>
        </table:table-row>
        <table:table-row table:style-name="ro10">
          <table:table-cell table:style-name="ce13" office:value-type="string" calcext:value-type="string">
            <text:p>CLRS book : Graphs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44" office:value-type="date" office:date-value="2017-08-02" calcext:value-type="date">
            <text:p>42949</text:p>
          </table:table-cell>
          <table:table-cell table:style-name="ce28" office:value-type="string" calcext:value-type="string">
            <text:p>Graph problems in CLRS</text:p>
          </table:table-cell>
          <table:table-cell table:number-columns-repeated="3"/>
        </table:table-row>
        <table:table-row table:style-name="ro10">
          <table:table-cell table:style-name="ce13" office:value-type="string" calcext:value-type="string">
            <text:p>Clrs : reading graph theory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50" office:value-type="date" office:date-value="2017-08-03" calcext:value-type="date">
            <text:p>42950</text:p>
          </table:table-cell>
          <table:table-cell table:style-name="ce28" office:value-type="string" calcext:value-type="string">
            <text:p>Bfs, dfs 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3 (Super Specific Goal : Solve all problems in chapter-1) : <text:s/>adhoc problems (25 problems)</text:p>
          </table:table-cell>
          <table:covered-table-cell table:number-columns-repeated="3" table:style-name="ce38"/>
          <table:covered-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LRS: BST 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51" office:value-type="string" calcext:value-type="string">
            <text:p>04/08/2017 (Fri)</text:p>
          </table:table-cell>
          <table:table-cell table:style-name="ce28" office:value-type="string" calcext:value-type="string">
            <text:p>no clear output</text:p>
          </table:table-cell>
          <table:table-cell table:number-columns-repeated="3"/>
        </table:table-row>
        <table:table-row table:style-name="ro10">
          <table:table-cell table:style-name="ce13" office:value-type="string" calcext:value-type="string">
            <text:p>RESCALC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51" office:value-type="date" office:date-value="2017-08-05" calcext:value-type="date">
            <text:p>42952</text:p>
          </table:table-cell>
          <table:table-cell table:style-name="ce28" office:value-type="string" calcext:value-type="string">
            <text:p>adhoc problems</text:p>
          </table:table-cell>
          <table:table-cell table:number-columns-repeated="3"/>
        </table:table-row>
        <table:table-row table:style-name="ro10">
          <table:table-cell table:style-name="ce13" office:value-type="string" calcext:value-type="string">
            <text:p>Spoj : basics 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" calcext:value-type="float">
            <text:p>3</text:p>
          </table:table-cell>
          <table:table-cell table:style-name="ce51" office:value-type="date" office:date-value="2017-08-06" calcext:value-type="date">
            <text:p>42953</text:p>
          </table:table-cell>
          <table:table-cell table:style-name="ce32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13" office:value-type="string" calcext:value-type="string">
            <text:p>Spoj : basics 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date" office:date-value="2017-08-07" calcext:value-type="date">
            <text:p>42954</text:p>
          </table:table-cell>
          <table:table-cell table:style-name="ce32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13" office:value-type="string" calcext:value-type="string">
            <text:p>Spoj : basics 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date" office:date-value="2017-08-08" calcext:value-type="date">
            <text:p>42955</text:p>
          </table:table-cell>
          <table:table-cell table:style-name="ce28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18" office:value-type="string" calcext:value-type="string">
            <text:p>edx course : Introduction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table:style-name="ce44" office:value-type="date" office:date-value="2017-08-09" calcext:value-type="date">
            <text:p>42956</text:p>
          </table:table-cell>
          <table:table-cell table:style-name="ce28" office:value-type="string" calcext:value-type="string">
            <text:p>Very easy problems in spoj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>
            <text:p>edx course: <text:s/>practice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3" calcext:value-type="float">
            <text:p>3</text:p>
          </table:table-cell>
          <table:table-cell table:style-name="ce52" office:value-type="date" office:date-value="2017-08-10" calcext:value-type="date">
            <text:p>42957</text:p>
          </table:table-cell>
          <table:table-cell table:style-name="ce67" office:value-type="string" calcext:value-type="string">
            <text:p>edx course exercises</text:p>
          </table:table-cell>
          <table:table-cell table:number-columns-repeated="3"/>
        </table:table-row>
        <table:table-row table:style-name="ro10">
          <table:table-cell table:style-name="ce19" office:value-type="string" calcext:value-type="string" table:number-columns-spanned="5" table:number-rows-spanned="1">
            <text:p>Week summary : Done 22/25 very easy problems in SPOJ <text:s/>: score 1/5</text:p>
          </table:table-cell>
          <table:covered-table-cell table:number-columns-repeated="2" table:style-name="ce39"/>
          <table:covered-table-cell table:style-name="ce52"/>
          <table:covered-table-cell table:style-name="ce67"/>
          <table:table-cell table:number-columns-repeated="3"/>
        </table:table-row>
        <table:table-row table:style-name="ro10">
          <table:table-cell table:style-name="ce20" office:value-type="string" calcext:value-type="string" table:number-columns-spanned="5" table:number-rows-spanned="1">
            <text:p>Week-4 (Super Specific Goal : Edx Course Introduction)</text:p>
          </table:table-cell>
          <table:covered-table-cell table:number-columns-repeated="3" table:style-name="ce38"/>
          <table:covered-table-cell table:style-name="ce28"/>
          <table:table-cell table:number-columns-repeated="3"/>
        </table:table-row>
        <table:table-row table:style-name="ro10">
          <table:table-cell table:style-name="ce21" office:value-type="string" calcext:value-type="string">
            <text:p>edx course : practice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51" office:value-type="string" calcext:value-type="string">
            <text:p>11/08/2017 (Fri)</text:p>
          </table:table-cell>
          <table:table-cell table:style-name="ce28" office:value-type="string" calcext:value-type="string">
            <text:p>solved one greedy-approach problem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>
            <text:p>edx course : practice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51" office:value-type="string" calcext:value-type="string">
            <text:p>12/08/17 (Sat)</text:p>
          </table:table-cell>
          <table:table-cell table:style-name="ce28" office:value-type="string" calcext:value-type="string">
            <text:p>solved one combinatorial problem which is small-scale assignment problem </text:p>
          </table:table-cell>
          <table:table-cell table:number-columns-repeated="3"/>
        </table:table-row>
        <table:table-row table:style-name="ro10">
          <table:table-cell table:style-name="ce22" office:value-type="string" calcext:value-type="string">
            <text:p>edx course : practice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date" office:date-value="2017-08-13" calcext:value-type="date">
            <text:p>42960</text:p>
          </table:table-cell>
          <table:table-cell table:style-name="ce28" office:value-type="string" calcext:value-type="string">
            <text:p>Geometry problem</text:p>
          </table:table-cell>
          <table:table-cell table:number-columns-repeated="3"/>
        </table:table-row>
        <table:table-row table:style-name="ro10">
          <table:table-cell table:style-name="ce22" office:value-type="string" calcext:value-type="string">
            <text:p>edx course : practice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date" office:date-value="2017-08-14" calcext:value-type="date">
            <text:p>42961</text:p>
          </table:table-cell>
          <table:table-cell table:style-name="ce28" office:value-type="string" calcext:value-type="string">
            <text:p>implemenatation problem ; divisors editorial 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>
            <text:p>edx course : <text:s/>Theory <text:s/>: Linear DS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date" office:date-value="2017-08-15" calcext:value-type="date">
            <text:p>42962</text:p>
          </table:table-cell>
          <table:table-cell table:style-name="ce28" office:value-type="string" calcext:value-type="string">
            <text:p>editorial solution of divisors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>
            <text:p>edx course : <text:s/>Theory <text:s/>: Linear DS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date" office:date-value="2017-08-16" calcext:value-type="date">
            <text:p>42963</text:p>
          </table:table-cell>
          <table:table-cell table:style-name="ce28" office:value-type="string" calcext:value-type="string">
            <text:p>Solved CLRS problems for stack,queue</text:p>
          </table:table-cell>
          <table:table-cell table:number-columns-repeated="3"/>
        </table:table-row>
        <table:table-row table:style-name="ro10">
          <table:table-cell table:style-name="ce21" office:value-type="string" calcext:value-type="string">
            <text:p>edx course : <text:s/>practice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" calcext:value-type="float">
            <text:p>3</text:p>
          </table:table-cell>
          <table:table-cell table:style-name="ce53" office:value-type="date" office:date-value="2017-08-17" calcext:value-type="date">
            <text:p>42964</text:p>
          </table:table-cell>
          <table:table-cell table:style-name="ce28" office:value-type="string" calcext:value-type="string">
            <text:p>Bracket Sequence with O(1); Queue with min operation; RPN</text:p>
          </table:table-cell>
          <table:table-cell table:number-columns-repeated="3"/>
        </table:table-row>
        <table:table-row table:style-name="ro10">
          <table:table-cell table:style-name="ce24" office:value-type="string" calcext:value-type="string" table:number-columns-spanned="5" table:number-rows-spanned="1">
            <text:p>Week summary : <text:s/>: score 1.2/5 <text:s text:c="2"/>: solved 8/25 <text:s/>problems solved</text:p>
          </table:table-cell>
          <table:covered-table-cell table:style-name="ce40"/>
          <table:covered-table-cell table:style-name="ce42"/>
          <table:covered-table-cell table:style-name="ce54"/>
          <table:covered-table-cell table:style-name="ce68"/>
          <table:table-cell table:number-columns-repeated="3"/>
        </table:table-row>
        <table:table-row table:style-name="ro10">
          <table:table-cell table:style-name="ce24" office:value-type="string" calcext:value-type="string" table:number-columns-spanned="5" table:number-rows-spanned="1">
            <text:p>First Month Summary : <text:s/>Medium : 0 <text:s/>Hard : 0 <text:s/>Very-Hard : 0 <text:s text:c="8"/>;; <text:s/>Total-time-spent : 84 hrs </text:p>
          </table:table-cell>
          <table:covered-table-cell table:style-name="ce40"/>
          <table:covered-table-cell table:style-name="ce42"/>
          <table:covered-table-cell table:style-name="ce54"/>
          <table:covered-table-cell table:style-name="ce68"/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1 (Super Specific Goal : Edx Course : Linear DS, Sorting and Searching)</text:p>
          </table:table-cell>
          <table:covered-table-cell table:number-columns-repeated="2" table:style-name="ce13"/>
          <table:covered-table-cell table:style-name="ce38"/>
          <table:covered-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edx course : <text:s/>practice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string" calcext:value-type="string">
            <text:p>18/08/2017 (Fri)</text:p>
          </table:table-cell>
          <table:table-cell table:style-name="ce28" office:value-type="string" calcext:value-type="string">
            <text:p>Snowmen editorial solution</text:p>
          </table:table-cell>
          <table:table-cell table:number-columns-repeated="3"/>
        </table:table-row>
        <table:table-row table:style-name="ro10">
          <table:table-cell table:style-name="ce13" office:value-type="string" calcext:value-type="string">
            <text:p>edx course : <text:s/>practice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date" office:date-value="2017-08-19" calcext:value-type="date">
            <text:p>42966</text:p>
          </table:table-cell>
          <table:table-cell table:style-name="ce28" office:value-type="string" calcext:value-type="string">
            <text:p>Stacks</text:p>
          </table:table-cell>
          <table:table-cell table:number-columns-repeated="3"/>
        </table:table-row>
        <table:table-row table:style-name="ro10">
          <table:table-cell table:style-name="ce13" office:value-type="string" calcext:value-type="string">
            <text:p>edx course : <text:s/>practice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44" office:value-type="date" office:date-value="2017-08-20" calcext:value-type="date">
            <text:p>42967</text:p>
          </table:table-cell>
          <table:table-cell table:style-name="ce69" office:value-type="string" calcext:value-type="string">
            <text:p>Kenobi's Lightsabers <text:s/>Editorial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>
            <text:p>edx course : Theory : Sorting and Search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" calcext:value-type="float">
            <text:p>3</text:p>
          </table:table-cell>
          <table:table-cell table:style-name="ce52" office:value-type="date" office:date-value="2017-08-21" calcext:value-type="date">
            <text:p>42968</text:p>
          </table:table-cell>
          <table:table-cell table:style-name="ce28" office:value-type="string" calcext:value-type="string">
            <text:p>Insertion sort</text:p>
          </table:table-cell>
          <table:table-cell table:number-columns-repeated="3"/>
        </table:table-row>
        <table:table-row table:style-name="ro10">
          <table:table-cell table:style-name="ce23" office:value-type="string" calcext:value-type="string">
            <text:p>edx course : Theory : Sorting and Search</text:p>
          </table:table-cell>
          <table:table-cell table:style-name="ce38" table:number-columns-repeated="2"/>
          <table:table-cell table:style-name="ce44" office:value-type="date" office:date-value="2017-08-22" calcext:value-type="date">
            <text:p>42969</text:p>
          </table:table-cell>
          <table:table-cell table:style-name="ce28" office:value-type="string" calcext:value-type="string">
            <text:p>Read CLRS : part-2 : Sorting and Order Statistics</text:p>
          </table:table-cell>
          <table:table-cell table:number-columns-repeated="3"/>
        </table:table-row>
        <table:table-row table:style-name="ro10">
          <table:table-cell table:style-name="ce13" office:value-type="string" calcext:value-type="string">
            <text:p>edx course : <text:s/>practice</text:p>
          </table:table-cell>
          <table:table-cell table:style-name="ce38" table:number-columns-repeated="2"/>
          <table:table-cell table:style-name="ce44" office:value-type="date" office:date-value="2017-08-23" calcext:value-type="date">
            <text:p>42970</text:p>
          </table:table-cell>
          <table:table-cell table:number-columns-repeated="4"/>
        </table:table-row>
        <table:table-row table:style-name="ro10">
          <table:table-cell table:style-name="ce13" office:value-type="string" calcext:value-type="string">
            <text:p>edx course : <text:s/>practice</text:p>
          </table:table-cell>
          <table:table-cell table:style-name="ce38" table:number-columns-repeated="2"/>
          <table:table-cell table:style-name="ce55" office:value-type="date" office:date-value="2017-08-24" calcext:value-type="date">
            <text:p>42971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4" office:value-type="string" calcext:value-type="string" table:number-columns-spanned="5" table:number-rows-spanned="1">
            <text:p>Week Summary : <text:s/>Medium : <text:s text:c="2"/>Hard : <text:s text:c="2"/>Very-Hard : <text:s text:c="8"/>;; <text:s/>Total-time-spent : </text:p>
          </table:table-cell>
          <table:covered-table-cell table:number-columns-repeated="2" table:style-name="ce38"/>
          <table:covered-table-cell table:style-name="ce55"/>
          <table:covered-table-cell table:style-name="ce28"/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2 (Super Specific Goal : Edx Course : <text:s/>Graphs)</text:p>
          </table:table-cell>
          <table:covered-table-cell table:number-columns-repeated="2" table:style-name="ce13"/>
          <table:covered-table-cell table:style-name="ce38"/>
          <table:covered-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edx course : <text:s/>practice</text:p>
          </table:table-cell>
          <table:table-cell table:style-name="ce13" table:number-columns-repeated="2"/>
          <table:table-cell table:style-name="ce44" office:value-type="string" calcext:value-type="string">
            <text:p>25/08/2017 (Fri)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8" office:value-type="string" calcext:value-type="string">
            <text:p>edx course : <text:s/>Theory : Graphs</text:p>
          </table:table-cell>
          <table:table-cell table:style-name="ce13" table:number-columns-repeated="2"/>
          <table:table-cell table:style-name="ce44" office:value-type="date" office:date-value="2017-08-26" calcext:value-type="date">
            <text:p>42973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8" office:value-type="string" calcext:value-type="string">
            <text:p>edx course : <text:s/>Theory : Graphs</text:p>
          </table:table-cell>
          <table:table-cell table:style-name="ce28" table:number-columns-repeated="2"/>
          <table:table-cell table:style-name="ce44" office:value-type="date" office:date-value="2017-08-27" calcext:value-type="date">
            <text:p>42974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hapter1 : practice</text:p>
          </table:table-cell>
          <table:table-cell table:style-name="ce28" table:number-columns-repeated="2"/>
          <table:table-cell table:style-name="ce44" office:value-type="date" office:date-value="2017-08-28" calcext:value-type="date">
            <text:p>42975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hapter1 : practice</text:p>
          </table:table-cell>
          <table:table-cell table:style-name="ce28" table:number-columns-repeated="2"/>
          <table:table-cell table:style-name="ce44" office:value-type="date" office:date-value="2017-08-29" calcext:value-type="date">
            <text:p>42976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hapter1 : practice</text:p>
          </table:table-cell>
          <table:table-cell table:style-name="ce28" table:number-columns-repeated="2"/>
          <table:table-cell table:style-name="ce44" office:value-type="date" office:date-value="2017-08-30" calcext:value-type="date">
            <text:p>42977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hapter1 : practice</text:p>
          </table:table-cell>
          <table:table-cell table:style-name="ce28" table:number-columns-repeated="2"/>
          <table:table-cell table:style-name="ce44" office:value-type="date" office:date-value="2017-08-31" calcext:value-type="date">
            <text:p>42978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3 (Super Specific Goal : Solve all problems in chapter-1 : CP3) <text:s/>UVA OJ</text:p>
          </table:table-cell>
          <table:covered-table-cell table:number-columns-repeated="2" table:style-name="ce28"/>
          <table:covered-table-cell table:style-name="ce38"/>
          <table:covered-table-cell table:style-name="ce28"/>
          <table:table-cell table:number-columns-repeated="3"/>
        </table:table-row>
        <table:table-row table:style-name="ro10">
          <table:table-cell table:style-name="ce25" office:value-type="string" calcext:value-type="string">
            <text:p>Chapter1: Read Theory</text:p>
          </table:table-cell>
          <table:table-cell table:style-name="ce28" table:number-columns-repeated="2"/>
          <table:table-cell table:style-name="ce44" office:value-type="string" calcext:value-type="string">
            <text:p>01/09/2017 (Fri)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hapter1 : practice</text:p>
          </table:table-cell>
          <table:table-cell table:style-name="ce28" table:number-columns-repeated="2"/>
          <table:table-cell table:style-name="ce44" office:value-type="date" office:date-value="2017-09-02" calcext:value-type="date">
            <text:p>42980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hapter1 : practice</text:p>
          </table:table-cell>
          <table:table-cell table:style-name="ce28" table:number-columns-repeated="2"/>
          <table:table-cell table:style-name="ce44" office:value-type="date" office:date-value="2017-09-03" calcext:value-type="date">
            <text:p>42981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hapter1 : practice</text:p>
          </table:table-cell>
          <table:table-cell table:style-name="ce28" table:number-columns-repeated="2"/>
          <table:table-cell table:style-name="ce44" office:value-type="date" office:date-value="2017-09-04" calcext:value-type="date">
            <text:p>42982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hapter1 : practice</text:p>
          </table:table-cell>
          <table:table-cell table:style-name="ce28" table:number-columns-repeated="2"/>
          <table:table-cell table:style-name="ce44" office:value-type="date" office:date-value="2017-09-05" calcext:value-type="date">
            <text:p>42983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hapter1 : practice</text:p>
          </table:table-cell>
          <table:table-cell table:style-name="ce28" table:number-columns-repeated="2"/>
          <table:table-cell table:style-name="ce44" office:value-type="date" office:date-value="2017-09-06" calcext:value-type="date">
            <text:p>42984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hapter1 : practice</text:p>
          </table:table-cell>
          <table:table-cell table:style-name="ce28" table:number-columns-repeated="2"/>
          <table:table-cell table:style-name="ce44" office:value-type="date" office:date-value="2017-09-07" calcext:value-type="date">
            <text:p>42985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0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41"/>
          <table:covered-table-cell table:style-name="ce57"/>
          <table:covered-table-cell table:style-name="ce41"/>
          <table:table-cell table:number-columns-repeated="3"/>
        </table:table-row>
        <table:table-row table:style-name="ro10">
          <table:table-cell table:style-name="ce26" office:value-type="string" calcext:value-type="string">
            <text:p>Chapter2 : <text:s/>Read Theory : <text:s/>DS and Libraries</text:p>
          </table:table-cell>
          <table:table-cell table:style-name="ce28" table:number-columns-repeated="2"/>
          <table:table-cell table:style-name="ce44" office:value-type="string" calcext:value-type="string">
            <text:p>08/09/2017 (Fri)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7" office:value-type="string" calcext:value-type="string">
            <text:p>Chapter2 : <text:s/>Read Theory</text:p>
          </table:table-cell>
          <table:table-cell table:style-name="ce28" table:number-columns-repeated="2"/>
          <table:table-cell table:style-name="ce44" office:value-type="string" calcext:value-type="string">
            <text:p>09/09/2017 (sat)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2 : practice</text:p>
          </table:table-cell>
          <table:table-cell table:style-name="ce28" table:number-columns-repeated="2"/>
          <table:table-cell table:style-name="ce38"/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2 : practice</text:p>
          </table:table-cell>
          <table:table-cell table:style-name="ce28" table:number-columns-repeated="2"/>
          <table:table-cell table:style-name="ce44" office:value-type="date" office:date-value="2017-09-11" calcext:value-type="date">
            <text:p>42989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2 : practice</text:p>
          </table:table-cell>
          <table:table-cell table:style-name="ce28" table:number-columns-repeated="2"/>
          <table:table-cell table:style-name="ce44" office:value-type="date" office:date-value="2017-09-12" calcext:value-type="date">
            <text:p>42990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2 : practice</text:p>
          </table:table-cell>
          <table:table-cell table:style-name="ce28" table:number-columns-repeated="2"/>
          <table:table-cell table:style-name="ce44" office:value-type="date" office:date-value="2017-09-13" calcext:value-type="date">
            <text:p>42991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2 : practice</text:p>
          </table:table-cell>
          <table:table-cell table:style-name="ce28" table:number-columns-repeated="2"/>
          <table:table-cell table:style-name="ce53" office:value-type="date" office:date-value="2017-09-14" calcext:value-type="date">
            <text:p>42992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28"/>
          <table:covered-table-cell table:style-name="ce38"/>
          <table:covered-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2 : practice</text:p>
          </table:table-cell>
          <table:table-cell table:style-name="ce28" table:number-columns-repeated="2"/>
          <table:table-cell table:style-name="ce44" office:value-type="date" office:date-value="2017-09-15" calcext:value-type="date">
            <text:p>42993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hapter2 : practice</text:p>
          </table:table-cell>
          <table:table-cell table:style-name="ce28" table:number-columns-repeated="2"/>
          <table:table-cell table:style-name="ce44" office:value-type="date" office:date-value="2017-09-16" calcext:value-type="date">
            <text:p>42994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hapter2 : practice</text:p>
          </table:table-cell>
          <table:table-cell table:style-name="ce28" table:number-columns-repeated="2"/>
          <table:table-cell table:style-name="ce44" office:value-type="date" office:date-value="2017-09-17" calcext:value-type="date">
            <text:p>42995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hapter2 : practice</text:p>
          </table:table-cell>
          <table:table-cell table:style-name="ce28" table:number-columns-repeated="2"/>
          <table:table-cell table:style-name="ce44" office:value-type="date" office:date-value="2017-09-18" calcext:value-type="date">
            <text:p>42996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hapter2 : practice</text:p>
          </table:table-cell>
          <table:table-cell table:style-name="ce28" table:number-columns-repeated="2"/>
          <table:table-cell table:style-name="ce44" office:value-type="date" office:date-value="2017-09-19" calcext:value-type="date">
            <text:p>42997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hapter2 : practice</text:p>
          </table:table-cell>
          <table:table-cell table:style-name="ce28" table:number-columns-repeated="2"/>
          <table:table-cell table:style-name="ce44" office:value-type="date" office:date-value="2017-09-20" calcext:value-type="date">
            <text:p>42998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hapter2 : practice</text:p>
          </table:table-cell>
          <table:table-cell table:style-name="ce28" table:number-columns-repeated="2"/>
          <table:table-cell table:style-name="ce44" office:value-type="date" office:date-value="2017-09-21" calcext:value-type="date">
            <text:p>42999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28"/>
          <table:covered-table-cell table:style-name="ce38"/>
          <table:covered-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2 : practice</text:p>
          </table:table-cell>
          <table:table-cell table:style-name="ce28" table:number-columns-repeated="2"/>
          <table:table-cell table:style-name="ce44" office:value-type="string" calcext:value-type="string">
            <text:p>22/09/2017 (Fri)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hapter2 : practice</text:p>
          </table:table-cell>
          <table:table-cell table:style-name="ce28" table:number-columns-repeated="2"/>
          <table:table-cell table:style-name="ce44" office:value-type="date" office:date-value="2017-09-23" calcext:value-type="date">
            <text:p>43001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hapter2 : practice</text:p>
          </table:table-cell>
          <table:table-cell table:style-name="ce28" table:number-columns-repeated="2"/>
          <table:table-cell table:style-name="ce44" office:value-type="date" office:date-value="2017-09-24" calcext:value-type="date">
            <text:p>43002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hapter2 : practice</text:p>
          </table:table-cell>
          <table:table-cell table:style-name="ce28" table:number-columns-repeated="2"/>
          <table:table-cell table:style-name="ce44" office:value-type="date" office:date-value="2017-09-25" calcext:value-type="date">
            <text:p>43003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hapter2 : practice</text:p>
          </table:table-cell>
          <table:table-cell table:style-name="ce28" table:number-columns-repeated="2"/>
          <table:table-cell table:style-name="ce44" office:value-type="date" office:date-value="2017-09-26" calcext:value-type="date">
            <text:p>43004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hapter2 : practice</text:p>
          </table:table-cell>
          <table:table-cell table:style-name="ce28" table:number-columns-repeated="2"/>
          <table:table-cell table:style-name="ce44" office:value-type="date" office:date-value="2017-09-27" calcext:value-type="date">
            <text:p>43005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3" office:value-type="string" calcext:value-type="string">
            <text:p>Chapter2 : practice</text:p>
          </table:table-cell>
          <table:table-cell table:style-name="ce28" table:number-columns-repeated="2"/>
          <table:table-cell table:style-name="ce44" office:value-type="date" office:date-value="2017-09-28" calcext:value-type="date">
            <text:p>43006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3 (Super Specific Goal : Solve all problems in chapter-3)</text:p>
          </table:table-cell>
          <table:covered-table-cell table:number-columns-repeated="2" table:style-name="ce28"/>
          <table:covered-table-cell table:style-name="ce38"/>
          <table:covered-table-cell table:style-name="ce28"/>
          <table:table-cell table:number-columns-repeated="3"/>
        </table:table-row>
        <table:table-row table:style-name="ro10">
          <table:table-cell table:style-name="ce27" office:value-type="string" calcext:value-type="string">
            <text:p>Chapter3 : Read Theory : Problem Solving Paradigms</text:p>
          </table:table-cell>
          <table:table-cell table:style-name="ce28" table:number-columns-repeated="2"/>
          <table:table-cell table:style-name="ce44" office:value-type="date" office:date-value="2017-09-29" calcext:value-type="date">
            <text:p>43007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7" office:value-type="string" calcext:value-type="string">
            <text:p>Chapter3 : Read Theory</text:p>
          </table:table-cell>
          <table:table-cell table:style-name="ce28" table:number-columns-repeated="2"/>
          <table:table-cell table:style-name="ce44" office:value-type="date" office:date-value="2017-09-30" calcext:value-type="date">
            <text:p>43008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date" office:date-value="2017-10-01" calcext:value-type="date">
            <text:p>43009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date" office:date-value="2017-10-02" calcext:value-type="date">
            <text:p>43010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date" office:date-value="2017-10-03" calcext:value-type="date">
            <text:p>43011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date" office:date-value="2017-10-04" calcext:value-type="date">
            <text:p>43012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date" office:date-value="2017-10-05" calcext:value-type="date">
            <text:p>43013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0" office:value-type="string" calcext:value-type="string" table:number-columns-spanned="5" table:number-rows-spanned="1">
            <text:p>Week-4 (Super Specific Goal : Solve all problems in chapter-3)</text:p>
          </table:table-cell>
          <table:covered-table-cell table:number-columns-repeated="2" table:style-name="ce41"/>
          <table:covered-table-cell table:style-name="ce57"/>
          <table:covered-table-cell table:style-name="ce41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string" calcext:value-type="string">
            <text:p>06/10/2017 (Fri)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date" office:date-value="2017-10-07" calcext:value-type="date">
            <text:p>43015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38"/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date" office:date-value="2017-10-09" calcext:value-type="date">
            <text:p>43017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date" office:date-value="2017-10-10" calcext:value-type="date">
            <text:p>43018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date" office:date-value="2017-10-11" calcext:value-type="date">
            <text:p>43019</text:p>
          </table:table-cell>
          <table:table-cell table:style-name="ce28"/>
          <table:table-cell table:number-columns-repeated="3"/>
        </table:table-row>
        <table:table-row table:style-name="ro6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58" office:value-type="date" office:date-value="2017-10-12" calcext:value-type="date">
            <text:p>43020</text:p>
          </table:table-cell>
          <table:table-cell table:style-name="ce28"/>
          <table:table-cell table:number-columns-repeated="3"/>
        </table:table-row>
        <table:table-row table:style-name="ro11">
          <table:table-cell table:style-name="ce29" office:value-type="string" calcext:value-type="string" table:number-columns-spanned="5" table:number-rows-spanned="1">
            <text:p><text:span text:style-name="T4">Overall summary for 3 Months </text:span>:</text:p>
          </table:table-cell>
          <table:covered-table-cell table:number-columns-repeated="2" table:style-name="ce28"/>
          <table:covered-table-cell table:style-name="ce58"/>
          <table:covered-table-cell table:style-name="ce28"/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28"/>
          <table:covered-table-cell table:style-name="ce38"/>
          <table:covered-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string" calcext:value-type="string">
            <text:p>13/10/2017 (Fri)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date" office:date-value="2017-10-14" calcext:value-type="date">
            <text:p>43022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date" office:date-value="2017-10-15" calcext:value-type="date">
            <text:p>43023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date" office:date-value="2017-10-16" calcext:value-type="date">
            <text:p>43024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date" office:date-value="2017-10-17" calcext:value-type="date">
            <text:p>43025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date" office:date-value="2017-10-18" calcext:value-type="date">
            <text:p>43026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date" office:date-value="2017-10-19" calcext:value-type="date">
            <text:p>43027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28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string" calcext:value-type="string">
            <text:p>20/10/2017 (Fri)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date" office:date-value="2017-10-21" calcext:value-type="date">
            <text:p>43029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date" office:date-value="2017-10-22" calcext:value-type="date">
            <text:p>43030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date" office:date-value="2017-10-23" calcext:value-type="date">
            <text:p>43031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date" office:date-value="2017-10-24" calcext:value-type="date">
            <text:p>43032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date" office:date-value="2017-10-25" calcext:value-type="date">
            <text:p>43033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3 : practice</text:p>
          </table:table-cell>
          <table:table-cell table:style-name="ce28" table:number-columns-repeated="2"/>
          <table:table-cell table:style-name="ce44" office:value-type="date" office:date-value="2017-10-26" calcext:value-type="date">
            <text:p>43034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28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27" office:value-type="string" calcext:value-type="string">
            <text:p>Chapter4 : Graph : Theory</text:p>
          </table:table-cell>
          <table:table-cell table:style-name="ce28" table:number-columns-repeated="2"/>
          <table:table-cell table:style-name="ce44" office:value-type="string" calcext:value-type="string">
            <text:p>27/10/2017 (Fri)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Graph : Theory</text:p>
          </table:table-cell>
          <table:table-cell table:style-name="ce28" table:number-columns-repeated="2"/>
          <table:table-cell table:style-name="ce44" office:value-type="date" office:date-value="2017-10-28" calcext:value-type="date">
            <text:p>43036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Graph : Theory</text:p>
          </table:table-cell>
          <table:table-cell table:style-name="ce28" table:number-columns-repeated="2"/>
          <table:table-cell table:style-name="ce44" office:value-type="date" office:date-value="2017-10-29" calcext:value-type="date">
            <text:p>43037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Graph : Theory</text:p>
          </table:table-cell>
          <table:table-cell table:style-name="ce28" table:number-columns-repeated="2"/>
          <table:table-cell table:style-name="ce44" office:value-type="date" office:date-value="2017-10-30" calcext:value-type="date">
            <text:p>43038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0-31" calcext:value-type="date">
            <text:p>43039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01" calcext:value-type="date">
            <text:p>43040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02" calcext:value-type="date">
            <text:p>43041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0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28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string" calcext:value-type="string">
            <text:p>03/11/2017 (Fri)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string" calcext:value-type="string">
            <text:p>04/11/2017 (sat)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05" calcext:value-type="date">
            <text:p>43044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06" calcext:value-type="date">
            <text:p>43045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07" calcext:value-type="date">
            <text:p>43046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08" calcext:value-type="date">
            <text:p>43047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53" office:value-type="date" office:date-value="2017-11-09" calcext:value-type="date">
            <text:p>43048</text:p>
          </table:table-cell>
          <table:table-cell table:style-name="ce28"/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28"/>
          <table:covered-table-cell table:style-name="ce38"/>
          <table:covered-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10" calcext:value-type="date">
            <text:p>43049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11" calcext:value-type="date">
            <text:p>43050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12" calcext:value-type="date">
            <text:p>43051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13" calcext:value-type="date">
            <text:p>43052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14" calcext:value-type="date">
            <text:p>43053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15" calcext:value-type="date">
            <text:p>43054</text:p>
          </table:table-cell>
          <table:table-cell table:style-name="ce28" office:value-type="string" calcext:value-type="string">
            <text:p>Wednesday</text:p>
          </table:table-cell>
          <table:table-cell table:style-name="ce28"/>
          <table:table-cell table:style-name="ce44"/>
          <table:table-cell table:style-name="ce28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16" calcext:value-type="date">
            <text:p>43055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number-columns-repeated="2"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17" calcext:value-type="date">
            <text:p>43056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18" calcext:value-type="date">
            <text:p>43057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19" calcext:value-type="date">
            <text:p>43058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20" calcext:value-type="date">
            <text:p>43059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21" calcext:value-type="date">
            <text:p>43060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22" calcext:value-type="date">
            <text:p>43061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23" calcext:value-type="date">
            <text:p>43062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28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24" calcext:value-type="date">
            <text:p>43063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25" calcext:value-type="date">
            <text:p>43064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26" calcext:value-type="date">
            <text:p>43065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27" calcext:value-type="date">
            <text:p>43066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28" calcext:value-type="date">
            <text:p>43067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29" calcext:value-type="date">
            <text:p>43068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4 : practice</text:p>
          </table:table-cell>
          <table:table-cell table:style-name="ce28" table:number-columns-repeated="2"/>
          <table:table-cell table:style-name="ce44" office:value-type="date" office:date-value="2017-11-30" calcext:value-type="date">
            <text:p>43069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0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28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27" office:value-type="string" calcext:value-type="string">
            <text:p>Chapter5 : Mathematics : Read Theory</text:p>
          </table:table-cell>
          <table:table-cell table:style-name="ce28" table:number-columns-repeated="2"/>
          <table:table-cell table:style-name="ce44" office:value-type="date" office:date-value="2017-12-01" calcext:value-type="date">
            <text:p>43070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Chapter5 : Mathematics : Read Theory</text:p>
          </table:table-cell>
          <table:table-cell table:style-name="ce28" table:number-columns-repeated="2"/>
          <table:table-cell table:style-name="ce44" office:value-type="date" office:date-value="2017-12-02" calcext:value-type="date">
            <text:p>43071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5 : practice</text:p>
          </table:table-cell>
          <table:table-cell table:style-name="ce28" table:number-columns-repeated="2"/>
          <table:table-cell table:style-name="ce44" office:value-type="date" office:date-value="2017-12-03" calcext:value-type="date">
            <text:p>43072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5 : practice</text:p>
          </table:table-cell>
          <table:table-cell table:style-name="ce28" table:number-columns-repeated="2"/>
          <table:table-cell table:style-name="ce44" office:value-type="date" office:date-value="2017-12-04" calcext:value-type="date">
            <text:p>43073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5 : practice</text:p>
          </table:table-cell>
          <table:table-cell table:style-name="ce28" table:number-columns-repeated="2"/>
          <table:table-cell table:style-name="ce44" office:value-type="date" office:date-value="2017-12-05" calcext:value-type="date">
            <text:p>43074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5 : practice</text:p>
          </table:table-cell>
          <table:table-cell table:style-name="ce28" table:number-columns-repeated="2"/>
          <table:table-cell table:style-name="ce44" office:value-type="date" office:date-value="2017-12-06" calcext:value-type="date">
            <text:p>43075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5 : practice</text:p>
          </table:table-cell>
          <table:table-cell table:style-name="ce28" table:number-columns-repeated="2"/>
          <table:table-cell table:style-name="ce44" office:value-type="date" office:date-value="2017-12-07" calcext:value-type="date">
            <text:p>43076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28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5 : practice</text:p>
          </table:table-cell>
          <table:table-cell table:style-name="ce28" table:number-columns-repeated="2"/>
          <table:table-cell table:style-name="ce44" office:value-type="date" office:date-value="2017-12-08" calcext:value-type="date">
            <text:p>43077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5 : practice</text:p>
          </table:table-cell>
          <table:table-cell table:style-name="ce28" table:number-columns-repeated="2"/>
          <table:table-cell table:style-name="ce44" office:value-type="date" office:date-value="2017-12-09" calcext:value-type="date">
            <text:p>43078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5 : practice</text:p>
          </table:table-cell>
          <table:table-cell table:style-name="ce28" table:number-columns-repeated="2"/>
          <table:table-cell table:style-name="ce44" office:value-type="date" office:date-value="2017-12-10" calcext:value-type="date">
            <text:p>43079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5 : practice</text:p>
          </table:table-cell>
          <table:table-cell table:style-name="ce28" table:number-columns-repeated="2"/>
          <table:table-cell table:style-name="ce44" office:value-type="date" office:date-value="2017-12-11" calcext:value-type="date">
            <text:p>43080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5 : practice</text:p>
          </table:table-cell>
          <table:table-cell table:style-name="ce28" table:number-columns-repeated="2"/>
          <table:table-cell table:style-name="ce44" office:value-type="date" office:date-value="2017-12-12" calcext:value-type="date">
            <text:p>43081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5 : practice</text:p>
          </table:table-cell>
          <table:table-cell table:style-name="ce28" table:number-columns-repeated="2"/>
          <table:table-cell table:style-name="ce44" office:value-type="date" office:date-value="2017-12-13" calcext:value-type="date">
            <text:p>43082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5 : practice</text:p>
          </table:table-cell>
          <table:table-cell table:style-name="ce28" table:number-columns-repeated="2"/>
          <table:table-cell table:style-name="ce44" office:value-type="date" office:date-value="2017-12-14" calcext:value-type="date">
            <text:p>43083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28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5 : practice</text:p>
          </table:table-cell>
          <table:table-cell table:style-name="ce28" table:number-columns-repeated="2"/>
          <table:table-cell table:style-name="ce44" office:value-type="date" office:date-value="2017-12-15" calcext:value-type="date">
            <text:p>43084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5 : practice</text:p>
          </table:table-cell>
          <table:table-cell table:style-name="ce28" table:number-columns-repeated="2"/>
          <table:table-cell table:style-name="ce44" office:value-type="date" office:date-value="2017-12-16" calcext:value-type="date">
            <text:p>43085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5 : practice</text:p>
          </table:table-cell>
          <table:table-cell table:style-name="ce28" table:number-columns-repeated="2"/>
          <table:table-cell table:style-name="ce44" office:value-type="date" office:date-value="2017-12-17" calcext:value-type="date">
            <text:p>43086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5 : practice</text:p>
          </table:table-cell>
          <table:table-cell table:style-name="ce28" table:number-columns-repeated="2"/>
          <table:table-cell table:style-name="ce44" office:value-type="date" office:date-value="2017-12-18" calcext:value-type="date">
            <text:p>43087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5 : practice</text:p>
          </table:table-cell>
          <table:table-cell table:style-name="ce28" table:number-columns-repeated="2"/>
          <table:table-cell table:style-name="ce44" office:value-type="date" office:date-value="2017-12-19" calcext:value-type="date">
            <text:p>43088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5 : practice</text:p>
          </table:table-cell>
          <table:table-cell table:style-name="ce28" table:number-columns-repeated="2"/>
          <table:table-cell table:style-name="ce44" office:value-type="date" office:date-value="2017-12-20" calcext:value-type="date">
            <text:p>43089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5 : practice</text:p>
          </table:table-cell>
          <table:table-cell table:style-name="ce28" table:number-columns-repeated="2"/>
          <table:table-cell table:style-name="ce44" office:value-type="date" office:date-value="2017-12-21" calcext:value-type="date">
            <text:p>43090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28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27" office:value-type="string" calcext:value-type="string">
            <text:p>Chapter6 : String Processing : Read Theory</text:p>
          </table:table-cell>
          <table:table-cell table:style-name="ce28" table:number-columns-repeated="2"/>
          <table:table-cell table:style-name="ce44" office:value-type="date" office:date-value="2017-12-22" calcext:value-type="date">
            <text:p>43091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Chapter6 : String Processing : Read Theory</text:p>
          </table:table-cell>
          <table:table-cell table:style-name="ce28" table:number-columns-repeated="2"/>
          <table:table-cell table:style-name="ce44" office:value-type="date" office:date-value="2017-12-23" calcext:value-type="date">
            <text:p>43092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Chapter6 : String Processing : Read Theory</text:p>
          </table:table-cell>
          <table:table-cell table:style-name="ce28" table:number-columns-repeated="2"/>
          <table:table-cell table:style-name="ce44" office:value-type="date" office:date-value="2017-12-24" calcext:value-type="date">
            <text:p>43093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7-12-25" calcext:value-type="date">
            <text:p>43094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7-12-26" calcext:value-type="date">
            <text:p>43095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7-12-27" calcext:value-type="date">
            <text:p>43096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7-12-28" calcext:value-type="date">
            <text:p>43097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0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 table:style-name="ce28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7-12-29" calcext:value-type="date">
            <text:p>43098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7-12-30" calcext:value-type="date">
            <text:p>43099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7-12-31" calcext:value-type="date">
            <text:p>43100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8-01-01" calcext:value-type="date">
            <text:p>43101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8-01-02" calcext:value-type="date">
            <text:p>43102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8-01-03" calcext:value-type="date">
            <text:p>43103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8-01-04" calcext:value-type="date">
            <text:p>43104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6">
          <table:table-cell table:style-name="ce30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 table:style-name="ce28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 table:style-name="ce28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8-01-05" calcext:value-type="date">
            <text:p>43105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8-01-06" calcext:value-type="date">
            <text:p>43106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8-01-07" calcext:value-type="date">
            <text:p>43107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8-01-08" calcext:value-type="date">
            <text:p>43108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8-01-09" calcext:value-type="date">
            <text:p>43109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8-01-10" calcext:value-type="date">
            <text:p>43110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8-01-11" calcext:value-type="date">
            <text:p>43111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 table:style-name="ce28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8-01-12" calcext:value-type="date">
            <text:p>43112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8-01-13" calcext:value-type="date">
            <text:p>43113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8-01-14" calcext:value-type="date">
            <text:p>43114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8-01-15" calcext:value-type="date">
            <text:p>43115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8-01-16" calcext:value-type="date">
            <text:p>43116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8-01-17" calcext:value-type="date">
            <text:p>43117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6 : practice</text:p>
          </table:table-cell>
          <table:table-cell table:style-name="ce28" table:number-columns-repeated="2"/>
          <table:table-cell table:style-name="ce44" office:value-type="date" office:date-value="2018-01-18" calcext:value-type="date">
            <text:p>43118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 table:style-name="ce28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27" office:value-type="string" calcext:value-type="string">
            <text:p>Chapter7 : Geometry: Read Theory</text:p>
          </table:table-cell>
          <table:table-cell table:style-name="ce28" table:number-columns-repeated="2"/>
          <table:table-cell table:style-name="ce44" office:value-type="date" office:date-value="2018-01-19" calcext:value-type="date">
            <text:p>43119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Chapter7 : Geometry: Read Theory</text:p>
          </table:table-cell>
          <table:table-cell table:style-name="ce28" table:number-columns-repeated="2"/>
          <table:table-cell table:style-name="ce44" office:value-type="date" office:date-value="2018-01-20" calcext:value-type="date">
            <text:p>43120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Chapter7 : Geometry: Read Theory</text:p>
          </table:table-cell>
          <table:table-cell table:style-name="ce28" table:number-columns-repeated="2"/>
          <table:table-cell table:style-name="ce44" office:value-type="date" office:date-value="2018-01-21" calcext:value-type="date">
            <text:p>43121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7 : practice</text:p>
          </table:table-cell>
          <table:table-cell table:style-name="ce28" table:number-columns-repeated="2"/>
          <table:table-cell table:style-name="ce44" office:value-type="date" office:date-value="2018-01-22" calcext:value-type="date">
            <text:p>43122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7 : practice</text:p>
          </table:table-cell>
          <table:table-cell table:style-name="ce28" table:number-columns-repeated="2"/>
          <table:table-cell table:style-name="ce44" office:value-type="date" office:date-value="2018-01-23" calcext:value-type="date">
            <text:p>43123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7 : practice</text:p>
          </table:table-cell>
          <table:table-cell table:style-name="ce28" table:number-columns-repeated="2"/>
          <table:table-cell table:style-name="ce44" office:value-type="date" office:date-value="2018-01-24" calcext:value-type="date">
            <text:p>43124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7 : practice</text:p>
          </table:table-cell>
          <table:table-cell table:number-columns-repeated="2"/>
          <table:table-cell table:style-name="ce44" office:value-type="date" office:date-value="2018-01-25" calcext:value-type="date">
            <text:p>43125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0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7 : practice</text:p>
          </table:table-cell>
          <table:table-cell table:number-columns-repeated="2"/>
          <table:table-cell table:style-name="ce44" office:value-type="date" office:date-value="2018-01-26" calcext:value-type="date">
            <text:p>43126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7 : practice</text:p>
          </table:table-cell>
          <table:table-cell table:number-columns-repeated="2"/>
          <table:table-cell table:style-name="ce44" office:value-type="date" office:date-value="2018-01-27" calcext:value-type="date">
            <text:p>43127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7 : practice</text:p>
          </table:table-cell>
          <table:table-cell table:number-columns-repeated="2"/>
          <table:table-cell table:style-name="ce44" office:value-type="date" office:date-value="2018-01-28" calcext:value-type="date">
            <text:p>43128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7 : practice</text:p>
          </table:table-cell>
          <table:table-cell table:number-columns-repeated="2"/>
          <table:table-cell table:style-name="ce44" office:value-type="date" office:date-value="2018-01-29" calcext:value-type="date">
            <text:p>43129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7 : practice</text:p>
          </table:table-cell>
          <table:table-cell table:number-columns-repeated="2"/>
          <table:table-cell table:style-name="ce44" office:value-type="date" office:date-value="2018-01-30" calcext:value-type="date">
            <text:p>43130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7 : practice</text:p>
          </table:table-cell>
          <table:table-cell table:number-columns-repeated="2"/>
          <table:table-cell table:style-name="ce44" office:value-type="date" office:date-value="2018-01-31" calcext:value-type="date">
            <text:p>43131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7 : practice</text:p>
          </table:table-cell>
          <table:table-cell table:number-columns-repeated="2"/>
          <table:table-cell table:style-name="ce44" office:value-type="date" office:date-value="2018-02-01" calcext:value-type="date">
            <text:p>43132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2">
          <table:table-cell table:style-name="ce31" office:value-type="string" calcext:value-type="string" table:number-columns-spanned="5" table:number-rows-spanned="1">
            <text:p>Week summary : <text:s/>: score /5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7 : practice</text:p>
          </table:table-cell>
          <table:table-cell table:number-columns-repeated="2"/>
          <table:table-cell table:style-name="ce44" office:value-type="date" office:date-value="2018-02-02" calcext:value-type="date">
            <text:p>43133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7 : practice</text:p>
          </table:table-cell>
          <table:table-cell table:number-columns-repeated="2"/>
          <table:table-cell table:style-name="ce44" office:value-type="date" office:date-value="2018-02-03" calcext:value-type="date">
            <text:p>43134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7 : practice</text:p>
          </table:table-cell>
          <table:table-cell table:number-columns-repeated="2"/>
          <table:table-cell table:style-name="ce44" office:value-type="date" office:date-value="2018-02-04" calcext:value-type="date">
            <text:p>43135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7 : practice</text:p>
          </table:table-cell>
          <table:table-cell table:number-columns-repeated="2"/>
          <table:table-cell table:style-name="ce44" office:value-type="date" office:date-value="2018-02-05" calcext:value-type="date">
            <text:p>43136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7 : practice</text:p>
          </table:table-cell>
          <table:table-cell table:number-columns-repeated="2"/>
          <table:table-cell table:style-name="ce44" office:value-type="date" office:date-value="2018-02-06" calcext:value-type="date">
            <text:p>43137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7 : practice</text:p>
          </table:table-cell>
          <table:table-cell table:number-columns-repeated="2"/>
          <table:table-cell table:style-name="ce44" office:value-type="date" office:date-value="2018-02-07" calcext:value-type="date">
            <text:p>43138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7 : practice</text:p>
          </table:table-cell>
          <table:table-cell table:number-columns-repeated="2"/>
          <table:table-cell table:style-name="ce44" office:value-type="date" office:date-value="2018-02-08" calcext:value-type="date">
            <text:p>43139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27" office:value-type="string" calcext:value-type="string">
            <text:p>Chapter8 : More advanced Topics <text:s/>Theory</text:p>
          </table:table-cell>
          <table:table-cell table:number-columns-repeated="2"/>
          <table:table-cell table:style-name="ce44" office:value-type="date" office:date-value="2018-02-09" calcext:value-type="date">
            <text:p>43140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>
            <text:p>Chapter8 : More advanced Topics <text:s/>Theory</text:p>
          </table:table-cell>
          <table:table-cell table:number-columns-repeated="2"/>
          <table:table-cell table:style-name="ce44" office:value-type="date" office:date-value="2018-02-10" calcext:value-type="date">
            <text:p>43141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26" office:value-type="string" calcext:value-type="string">
            <text:p>Chapter8 : More advanced Topics <text:s/>Theory</text:p>
          </table:table-cell>
          <table:table-cell table:number-columns-repeated="2"/>
          <table:table-cell table:style-name="ce44" office:value-type="date" office:date-value="2018-02-11" calcext:value-type="date">
            <text:p>43142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2-12" calcext:value-type="date">
            <text:p>43143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2-13" calcext:value-type="date">
            <text:p>43144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2-14" calcext:value-type="date">
            <text:p>43145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2-15" calcext:value-type="date">
            <text:p>43146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2-16" calcext:value-type="date">
            <text:p>43147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2-17" calcext:value-type="date">
            <text:p>43148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2-18" calcext:value-type="date">
            <text:p>43149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2-19" calcext:value-type="date">
            <text:p>43150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2-20" calcext:value-type="date">
            <text:p>43151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2-21" calcext:value-type="date">
            <text:p>43152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2-22" calcext:value-type="date">
            <text:p>43153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0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2-23" calcext:value-type="date">
            <text:p>43154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2-24" calcext:value-type="date">
            <text:p>43155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2-25" calcext:value-type="date">
            <text:p>43156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2-26" calcext:value-type="date">
            <text:p>43157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2-27" calcext:value-type="date">
            <text:p>43158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2-28" calcext:value-type="date">
            <text:p>43159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3-01" calcext:value-type="date">
            <text:p>43160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3-02" calcext:value-type="date">
            <text:p>43161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3-03" calcext:value-type="date">
            <text:p>43162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3-04" calcext:value-type="date">
            <text:p>43163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3-05" calcext:value-type="date">
            <text:p>43164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3-06" calcext:value-type="date">
            <text:p>43165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3-07" calcext:value-type="date">
            <text:p>43166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28" office:value-type="string" calcext:value-type="string">
            <text:p>Chapter8 : practice</text:p>
          </table:table-cell>
          <table:table-cell table:number-columns-repeated="2"/>
          <table:table-cell table:style-name="ce44" office:value-type="date" office:date-value="2018-03-08" calcext:value-type="date">
            <text:p>43167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27" office:value-type="string" calcext:value-type="string">
            <text:p>Chapter9 : Rare Topics : Theory</text:p>
          </table:table-cell>
          <table:table-cell table:number-columns-repeated="2"/>
          <table:table-cell table:style-name="ce44" office:value-type="date" office:date-value="2018-03-09" calcext:value-type="date">
            <text:p>43168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Chapter9 : Rare Topics : Theory</text:p>
          </table:table-cell>
          <table:table-cell table:number-columns-repeated="2"/>
          <table:table-cell table:style-name="ce44" office:value-type="date" office:date-value="2018-03-10" calcext:value-type="date">
            <text:p>43169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27" office:value-type="string" calcext:value-type="string">
            <text:p>Chapter9 : Rare Topics : Theory</text:p>
          </table:table-cell>
          <table:table-cell table:number-columns-repeated="2"/>
          <table:table-cell table:style-name="ce44" office:value-type="date" office:date-value="2018-03-11" calcext:value-type="date">
            <text:p>43170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9 : practice</text:p>
          </table:table-cell>
          <table:table-cell table:number-columns-repeated="2"/>
          <table:table-cell table:style-name="ce44" office:value-type="date" office:date-value="2018-03-12" calcext:value-type="date">
            <text:p>43171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9 : practice</text:p>
          </table:table-cell>
          <table:table-cell table:number-columns-repeated="2"/>
          <table:table-cell table:style-name="ce44" office:value-type="date" office:date-value="2018-03-13" calcext:value-type="date">
            <text:p>43172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9 : practice</text:p>
          </table:table-cell>
          <table:table-cell table:number-columns-repeated="2"/>
          <table:table-cell table:style-name="ce44" office:value-type="date" office:date-value="2018-03-14" calcext:value-type="date">
            <text:p>43173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9 : practice</text:p>
          </table:table-cell>
          <table:table-cell table:number-columns-repeated="2"/>
          <table:table-cell table:style-name="ce44" office:value-type="date" office:date-value="2018-03-15" calcext:value-type="date">
            <text:p>43174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9 : practice</text:p>
          </table:table-cell>
          <table:table-cell table:number-columns-repeated="2"/>
          <table:table-cell table:style-name="ce44" office:value-type="date" office:date-value="2018-03-16" calcext:value-type="date">
            <text:p>43175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9 : practice</text:p>
          </table:table-cell>
          <table:table-cell table:number-columns-repeated="2"/>
          <table:table-cell table:style-name="ce44" office:value-type="date" office:date-value="2018-03-17" calcext:value-type="date">
            <text:p>43176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9 : practice</text:p>
          </table:table-cell>
          <table:table-cell table:number-columns-repeated="2"/>
          <table:table-cell table:style-name="ce44" office:value-type="date" office:date-value="2018-03-18" calcext:value-type="date">
            <text:p>43177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9 : practice</text:p>
          </table:table-cell>
          <table:table-cell table:number-columns-repeated="2"/>
          <table:table-cell table:style-name="ce44" office:value-type="date" office:date-value="2018-03-19" calcext:value-type="date">
            <text:p>43178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9 : practice</text:p>
          </table:table-cell>
          <table:table-cell table:number-columns-repeated="2"/>
          <table:table-cell table:style-name="ce44" office:value-type="date" office:date-value="2018-03-20" calcext:value-type="date">
            <text:p>43179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9 : practice</text:p>
          </table:table-cell>
          <table:table-cell table:number-columns-repeated="2"/>
          <table:table-cell table:style-name="ce44" office:value-type="date" office:date-value="2018-03-21" calcext:value-type="date">
            <text:p>43180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9 : practice</text:p>
          </table:table-cell>
          <table:table-cell table:number-columns-repeated="2"/>
          <table:table-cell table:style-name="ce44" office:value-type="date" office:date-value="2018-03-22" calcext:value-type="date">
            <text:p>43181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0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32" office:value-type="string" calcext:value-type="string">
            <text:p>Chapter9 : practice</text:p>
          </table:table-cell>
          <table:table-cell table:number-columns-repeated="2"/>
          <table:table-cell table:style-name="ce44" office:value-type="date" office:date-value="2018-03-23" calcext:value-type="date">
            <text:p>43182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9 : practice</text:p>
          </table:table-cell>
          <table:table-cell table:number-columns-repeated="2"/>
          <table:table-cell table:style-name="ce44" office:value-type="date" office:date-value="2018-03-24" calcext:value-type="date">
            <text:p>43183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9 : practice</text:p>
          </table:table-cell>
          <table:table-cell table:number-columns-repeated="2"/>
          <table:table-cell table:style-name="ce44" office:value-type="date" office:date-value="2018-03-25" calcext:value-type="date">
            <text:p>43184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9 : practice</text:p>
          </table:table-cell>
          <table:table-cell table:number-columns-repeated="2"/>
          <table:table-cell table:style-name="ce44" office:value-type="date" office:date-value="2018-03-26" calcext:value-type="date">
            <text:p>43185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9 : practice</text:p>
          </table:table-cell>
          <table:table-cell table:number-columns-repeated="2"/>
          <table:table-cell table:style-name="ce44" office:value-type="date" office:date-value="2018-03-27" calcext:value-type="date">
            <text:p>43186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9 : practice</text:p>
          </table:table-cell>
          <table:table-cell table:number-columns-repeated="2"/>
          <table:table-cell table:style-name="ce44" office:value-type="date" office:date-value="2018-03-28" calcext:value-type="date">
            <text:p>43187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2" office:value-type="string" calcext:value-type="string">
            <text:p>Chapter9 : practice</text:p>
          </table:table-cell>
          <table:table-cell table:number-columns-repeated="2"/>
          <table:table-cell table:style-name="ce44" office:value-type="date" office:date-value="2018-03-29" calcext:value-type="date">
            <text:p>43188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6">
          <table:table-cell table:style-name="ce33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3-30" calcext:value-type="date">
            <text:p>43189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3-31" calcext:value-type="date">
            <text:p>43190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01" calcext:value-type="date">
            <text:p>43191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02" calcext:value-type="date">
            <text:p>43192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03" calcext:value-type="date">
            <text:p>43193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04" calcext:value-type="date">
            <text:p>43194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05" calcext:value-type="date">
            <text:p>43195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06" calcext:value-type="date">
            <text:p>43196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07" calcext:value-type="date">
            <text:p>43197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08" calcext:value-type="date">
            <text:p>43198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09" calcext:value-type="date">
            <text:p>43199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10" calcext:value-type="date">
            <text:p>43200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11" calcext:value-type="date">
            <text:p>43201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44" office:value-type="date" office:date-value="2018-04-12" calcext:value-type="date">
            <text:p>43202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13" calcext:value-type="date">
            <text:p>43203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14" calcext:value-type="date">
            <text:p>43204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15" calcext:value-type="date">
            <text:p>43205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16" calcext:value-type="date">
            <text:p>43206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17" calcext:value-type="date">
            <text:p>43207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18" calcext:value-type="date">
            <text:p>43208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19" calcext:value-type="date">
            <text:p>43209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0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20" calcext:value-type="date">
            <text:p>43210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21" calcext:value-type="date">
            <text:p>43211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22" calcext:value-type="date">
            <text:p>43212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23" calcext:value-type="date">
            <text:p>43213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24" calcext:value-type="date">
            <text:p>43214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25" calcext:value-type="date">
            <text:p>43215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26" calcext:value-type="date">
            <text:p>43216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number-columns-repeated="3"/>
          <table:table-cell table:style-name="ce44"/>
          <table:table-cell table:style-name="ce28"/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27" calcext:value-type="date">
            <text:p>43217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28" calcext:value-type="date">
            <text:p>43218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29" calcext:value-type="date">
            <text:p>43219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4-30" calcext:value-type="date">
            <text:p>43220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01" calcext:value-type="date">
            <text:p>43221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02" calcext:value-type="date">
            <text:p>43222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03" calcext:value-type="date">
            <text:p>43223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04" calcext:value-type="date">
            <text:p>43224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05" calcext:value-type="date">
            <text:p>43225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06" calcext:value-type="date">
            <text:p>43226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07" calcext:value-type="date">
            <text:p>43227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08" calcext:value-type="date">
            <text:p>43228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09" calcext:value-type="date">
            <text:p>43229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10" calcext:value-type="date">
            <text:p>43230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11" calcext:value-type="date">
            <text:p>43231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12" calcext:value-type="date">
            <text:p>43232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13" calcext:value-type="date">
            <text:p>43233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14" calcext:value-type="date">
            <text:p>43234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15" calcext:value-type="date">
            <text:p>43235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16" calcext:value-type="date">
            <text:p>43236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17" calcext:value-type="date">
            <text:p>43237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0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18" calcext:value-type="date">
            <text:p>43238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19" calcext:value-type="date">
            <text:p>43239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20" calcext:value-type="date">
            <text:p>43240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21" calcext:value-type="date">
            <text:p>43241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22" calcext:value-type="date">
            <text:p>43242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23" calcext:value-type="date">
            <text:p>43243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24" calcext:value-type="date">
            <text:p>43244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25" calcext:value-type="date">
            <text:p>43245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26" calcext:value-type="date">
            <text:p>43246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27" calcext:value-type="date">
            <text:p>43247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28" calcext:value-type="date">
            <text:p>43248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29" calcext:value-type="date">
            <text:p>43249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30" calcext:value-type="date">
            <text:p>43250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5-31" calcext:value-type="date">
            <text:p>43251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6-01" calcext:value-type="date">
            <text:p>43252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6-02" calcext:value-type="date">
            <text:p>43253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6-03" calcext:value-type="date">
            <text:p>43254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6-04" calcext:value-type="date">
            <text:p>43255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6-05" calcext:value-type="date">
            <text:p>43256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6-06" calcext:value-type="date">
            <text:p>43257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6-07" calcext:value-type="date">
            <text:p>43258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6-08" calcext:value-type="date">
            <text:p>43259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6-09" calcext:value-type="date">
            <text:p>43260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6-10" calcext:value-type="date">
            <text:p>43261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6-11" calcext:value-type="date">
            <text:p>43262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6-12" calcext:value-type="date">
            <text:p>43263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6-13" calcext:value-type="date">
            <text:p>43264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6-14" calcext:value-type="date">
            <text:p>43265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0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6-15" calcext:value-type="date">
            <text:p>43266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6-16" calcext:value-type="date">
            <text:p>43267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6-17" calcext:value-type="date">
            <text:p>43268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6-18" calcext:value-type="date">
            <text:p>43269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6-19" calcext:value-type="date">
            <text:p>43270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6-20" calcext:value-type="date">
            <text:p>43271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ACM ICPC World Final Problems</text:p>
          </table:table-cell>
          <table:table-cell table:number-columns-repeated="2"/>
          <table:table-cell table:style-name="ce44" office:value-type="date" office:date-value="2018-06-21" calcext:value-type="date">
            <text:p>43272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3">
          <table:table-cell table:style-name="ce35" office:value-type="string" calcext:value-type="string" table:number-columns-spanned="5" table:number-rows-spanned="1">
            <text:p>Overall summary for 3 Months :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6-22" calcext:value-type="date">
            <text:p>43273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6-23" calcext:value-type="date">
            <text:p>43274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6-24" calcext:value-type="date">
            <text:p>43275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6-25" calcext:value-type="date">
            <text:p>43276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6-26" calcext:value-type="date">
            <text:p>43277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6-27" calcext:value-type="date">
            <text:p>43278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6-28" calcext:value-type="date">
            <text:p>43279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6-29" calcext:value-type="date">
            <text:p>43280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6-30" calcext:value-type="date">
            <text:p>43281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01" calcext:value-type="date">
            <text:p>43282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02" calcext:value-type="date">
            <text:p>43283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03" calcext:value-type="date">
            <text:p>43284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04" calcext:value-type="date">
            <text:p>43285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05" calcext:value-type="date">
            <text:p>43286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06" calcext:value-type="date">
            <text:p>43287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07" calcext:value-type="date">
            <text:p>43288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08" calcext:value-type="date">
            <text:p>43289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09" calcext:value-type="date">
            <text:p>43290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10" calcext:value-type="date">
            <text:p>43291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11" calcext:value-type="date">
            <text:p>43292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12" calcext:value-type="date">
            <text:p>43293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0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13" calcext:value-type="date">
            <text:p>43294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14" calcext:value-type="date">
            <text:p>43295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15" calcext:value-type="date">
            <text:p>43296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16" calcext:value-type="date">
            <text:p>43297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17" calcext:value-type="date">
            <text:p>43298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18" calcext:value-type="date">
            <text:p>43299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19" calcext:value-type="date">
            <text:p>43300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20" calcext:value-type="date">
            <text:p>43301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21" calcext:value-type="date">
            <text:p>43302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22" calcext:value-type="date">
            <text:p>43303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23" calcext:value-type="date">
            <text:p>43304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24" calcext:value-type="date">
            <text:p>43305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25" calcext:value-type="date">
            <text:p>43306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26" calcext:value-type="date">
            <text:p>43307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2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32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27" calcext:value-type="date">
            <text:p>43308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28" calcext:value-type="date">
            <text:p>43309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29" calcext:value-type="date">
            <text:p>43310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30" calcext:value-type="date">
            <text:p>43311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7-31" calcext:value-type="date">
            <text:p>43312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8-01" calcext:value-type="date">
            <text:p>43313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8-02" calcext:value-type="date">
            <text:p>43314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3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32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8-03" calcext:value-type="date">
            <text:p>43315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8-04" calcext:value-type="date">
            <text:p>43316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8-05" calcext:value-type="date">
            <text:p>43317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8-06" calcext:value-type="date">
            <text:p>43318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8-07" calcext:value-type="date">
            <text:p>43319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8-08" calcext:value-type="date">
            <text:p>43320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8-09" calcext:value-type="date">
            <text:p>43321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20" office:value-type="string" calcext:value-type="string" table:number-columns-spanned="5" table:number-rows-spanned="1">
            <text:p>Week-4 (Super Specific Goal : Solve all problems in chapter-2)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8-10" calcext:value-type="date">
            <text:p>43322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8-11" calcext:value-type="date">
            <text:p>43323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8-12" calcext:value-type="date">
            <text:p>43324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8-13" calcext:value-type="date">
            <text:p>43325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8-14" calcext:value-type="date">
            <text:p>43326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8-15" calcext:value-type="date">
            <text:p>43327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8-16" calcext:value-type="date">
            <text:p>43328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0">
          <table:table-cell table:style-name="ce17" office:value-type="string" calcext:value-type="string" table:number-columns-spanned="5" table:number-rows-spanned="1">
            <text:p>Week-1 (Super Specific Goal : Solve all problems in chapter-2)</text:p>
          </table:table-cell>
          <table:covered-table-cell table:number-columns-repeated="2"/>
          <table:covered-table-cell table:style-name="Default"/>
          <table:covered-table-cell/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8-17" calcext:value-type="date">
            <text:p>43329</text:p>
          </table:table-cell>
          <table:table-cell table:style-name="ce27" office:value-type="string" calcext:value-type="string">
            <text:p>Fri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8-18" calcext:value-type="date">
            <text:p>43330</text:p>
          </table:table-cell>
          <table:table-cell table:style-name="ce28" office:value-type="string" calcext:value-type="string">
            <text:p>Satur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8-19" calcext:value-type="date">
            <text:p>43331</text:p>
          </table:table-cell>
          <table:table-cell table:style-name="ce28" office:value-type="string" calcext:value-type="string">
            <text:p>Su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8-20" calcext:value-type="date">
            <text:p>43332</text:p>
          </table:table-cell>
          <table:table-cell table:style-name="ce28" office:value-type="string" calcext:value-type="string">
            <text:p>Mon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59" office:value-type="date" office:date-value="2018-08-21" calcext:value-type="date">
            <text:p>43333</text:p>
          </table:table-cell>
          <table:table-cell table:style-name="ce28" office:value-type="string" calcext:value-type="string">
            <text:p>Tuesday</text:p>
          </table:table-cell>
          <table:table-cell table:number-columns-repeated="3"/>
        </table:table-row>
        <table:table-row table:style-name="ro10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44" office:value-type="date" office:date-value="2018-08-22" calcext:value-type="date">
            <text:p>43334</text:p>
          </table:table-cell>
          <table:table-cell table:style-name="ce28" office:value-type="string" calcext:value-type="string">
            <text:p>Wednesday</text:p>
          </table:table-cell>
          <table:table-cell table:number-columns-repeated="3"/>
        </table:table-row>
        <table:table-row table:style-name="ro6">
          <table:table-cell table:style-name="ce34" office:value-type="string" calcext:value-type="string">
            <text:p>Very Advanced Datastructres and Techniques</text:p>
          </table:table-cell>
          <table:table-cell table:number-columns-repeated="2"/>
          <table:table-cell table:style-name="ce64" office:value-type="date" office:date-value="2018-08-23" calcext:value-type="date">
            <text:p>43335</text:p>
          </table:table-cell>
          <table:table-cell table:style-name="ce28" office:value-type="string" calcext:value-type="string">
            <text:p>Thursday</text:p>
          </table:table-cell>
          <table:table-cell table:number-columns-repeated="3"/>
        </table:table-row>
        <table:table-row table:style-name="ro13">
          <table:table-cell table:style-name="ce36" office:value-type="string" calcext:value-type="string" table:number-columns-spanned="5" table:number-rows-spanned="1">
            <text:p>Overall summary for 13 Months :</text:p>
          </table:table-cell>
          <table:covered-table-cell table:number-columns-repeated="2"/>
          <table:covered-table-cell table:style-name="ce44"/>
          <table:covered-table-cell table:style-name="ce28"/>
          <table:table-cell table:number-columns-repeated="3"/>
        </table:table-row>
        <table:table-row table:style-name="ro10" table:number-rows-repeated="26">
          <table:table-cell table:number-columns-repeated="3"/>
          <table:table-cell table:style-name="ce44"/>
          <table:table-cell table:style-name="ce28"/>
          <table:table-cell table:number-columns-repeated="3"/>
        </table:table-row>
        <table:table-row table:style-name="ro10">
          <table:table-cell table:number-columns-repeated="3"/>
          <table:table-cell table:style-name="ce44"/>
          <table:table-cell table:style-name="ce27"/>
          <table:table-cell table:number-columns-repeated="3"/>
        </table:table-row>
        <table:table-row table:style-name="ro10" table:number-rows-repeated="2">
          <table:table-cell table:number-columns-repeated="3"/>
          <table:table-cell table:style-name="ce44"/>
          <table:table-cell table:style-name="ce28"/>
          <table:table-cell table:number-columns-repeated="3"/>
        </table:table-row>
        <table:table-row table:style-name="ro7" table:number-rows-repeated="1048079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Sheet3" table:style-name="ta1">
        <table:table-column table:style-name="co9" table:default-cell-style-name="ce61"/>
        <table:table-column table:style-name="co7" table:number-columns-repeated="15" table:default-cell-style-name="ce61"/>
        <table:table-row table:style-name="ro6">
          <table:table-cell table:style-name="ce60" office:value-type="string" calcext:value-type="string">
            <text:p>Pending List</text:p>
          </table:table-cell>
          <table:table-cell table:style-name="Default" table:number-columns-repeated="15"/>
        </table:table-row>
        <table:table-row table:style-name="ro1">
          <table:table-cell office:value-type="string" calcext:value-type="string">
            <text:p>Chapter 1 exercises in CP boo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now the underlying implementations of DS : linear, non-linear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nderstand Radix/Bucket Sort <text:s/>&amp;&amp; <text:s/>Also below macro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#define modulo(S, N) ((S) &amp; (N - 1)) <text:s text:c="2"/>// returns S % N, where N is a power of 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#define nearestPowerOfTwo(S) ((int)pow(2.0, (int)((log((double)S) / log(2.0)) + 0.5))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underlying Implmentation of list, forward_list, Binary-heap (max-heap, min-heap)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LRS : 22.1-4, 22.1-6, 22.1-7, 22.1-8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poj : Character Patterns : <text:s/>4, 5, 6, 7, 8</text:p>
          </table:table-cell>
          <table:table-cell table:number-columns-repeated="15"/>
        </table:table-row>
        <table:table-row table:style-name="ro1">
          <table:table-cell table:style-name="ce62" office:value-type="string" calcext:value-type="string">
            <text:p>edx pending List : <text:s/></text:p>
          </table:table-cell>
          <table:table-cell table:number-columns-repeated="15"/>
        </table:table-row>
        <table:table-row table:style-name="ro1">
          <table:table-cell table:style-name="ce63" office:value-type="string" calcext:value-type="string">
            <text:p><text:a xlink:href="https://en.wikipedia.org/wiki/Assignment_pghly" xlink:type="simple">https://en.wikipedia.org/wiki/Assignment_pghly</text:a> roblem  ;   cosine formual for traingles  ;  Highly composite number (Maths)</text:p>
          </table:table-cell>
          <table:table-cell table:number-columns-repeated="15"/>
        </table:table-row>
        <table:table-row table:style-name="ro1">
          <table:table-cell table:style-name="ce63" office:value-type="string" calcext:value-type="string">
            <text:p><text:a xlink:href="https://en.wikipedia.org/wiki/Hungarian_algorithm" xlink:type="simple">https://en.wikipedia.org/wiki/Hungarian_algorithm</text:a>  ;; </text:p>
          </table:table-cell>
          <table:table-cell table:number-columns-repeated="15"/>
        </table:table-row>
        <table:table-row table:style-name="ro1">
          <table:table-cell table:style-name="ce63" office:value-type="string" calcext:value-type="string">
            <text:p>Algorithm Complexity analysis: <text:s/></text:p>
          </table:table-cell>
          <table:table-cell table:number-columns-repeated="15"/>
        </table:table-row>
        <table:table-row table:style-name="ro1">
          <table:table-cell table:style-name="ce63" office:value-type="string" calcext:value-type="string">
            <text:p>http://www.geeksforgeeks.org/implementation-deque-using-circular-array/</text:p>
          </table:table-cell>
          <table:table-cell table:number-columns-repeated="15"/>
        </table:table-row>
        <table:table-row table:style-name="ro1">
          <table:table-cell table:style-name="ce63" office:value-type="string" calcext:value-type="string">
            <text:p>CLRS :10.2 <text:s/>Linked-lists</text:p>
          </table:table-cell>
          <table:table-cell table:number-columns-repeated="15"/>
        </table:table-row>
        <table:table-row table:style-name="ro1">
          <table:table-cell table:style-name="ce63" office:value-type="string" calcext:value-type="string">
            <text:p>https://en.wikipedia.org/wiki/Total_order</text:p>
          </table:table-cell>
          <table:table-cell table:number-columns-repeated="15"/>
        </table:table-row>
        <table:table-row table:style-name="ro1">
          <table:table-cell table:style-name="ce63"/>
          <table:table-cell table:number-columns-repeated="15"/>
        </table:table-row>
        <table:table-row table:style-name="ro1">
          <table:table-cell table:style-name="ce56" office:value-type="string" calcext:value-type="string">
            <text:p>Read CLRS book in-addition <text:s/>to CP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dhoc pending list :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https://www.codechef.com/problems/JARVI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 table:number-rows-repeated="3">
          <table:table-cell table:style-name="Default"/>
          <table:table-cell table:number-columns-repeated="15"/>
        </table:table-row>
        <table:table-row table:style-name="ro1">
          <table:table-cell office:value-type="string" calcext:value-type="string">
            <text:p>Give Better Life; Good career to ur next gen ; Forget Mkr completely ; Don't Visit that place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ettle in abroad ; Become red-coder; Get Job in Google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oreign trip for your brother and brother's daughter; <text:s/>Provide good education to her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earn all the bad-lessons from your dad; don't repeat it; provide a good future to ur next-gen</text:p>
          </table:table-cell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https://www.edx.org/course/how-win-coding-competitions-secrets-itmox-i2cpx-0</text:p>
          </table:table-cell>
          <table:table-cell table:number-columns-repeated="15"/>
        </table:table-row>
        <table:table-row table:style-name="ro1" table:number-rows-repeated="183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</table:table>
      <table:table table:name="Sheet4" table:style-name="ta1">
        <table:table-column table:style-name="co8" table:default-cell-style-name="ce43"/>
        <table:table-row table:style-name="ro8">
          <table:table-cell table:style-name="ce46" office:value-type="string" calcext:value-type="string">
            <text:p>3 problems per day, with 1.5 days off per month,</text:p>
          </table:table-cell>
        </table:table-row>
        <table:table-row table:style-name="ro1">
          <table:table-cell table:style-name="ce46"/>
        </table:table-row>
        <table:table-row table:style-name="ro1">
          <table:table-cell office:value-type="string" calcext:value-type="string">
            <text:p>1 day : 3</text:p>
          </table:table-cell>
        </table:table-row>
        <table:table-row table:style-name="ro8">
          <table:table-cell office:value-type="string" calcext:value-type="string">
            <text:p>1 week :  <text:span text:style-name="T2">25                              Solid theoretical background</text:span></text:p>
          </table:table-cell>
        </table:table-row>
        <table:table-row table:style-name="ro1">
          <table:table-cell table:style-name="ce47" office:value-type="string" calcext:value-type="string">
            <text:p>1 month <text:s/>: <text:s/>100</text:p>
          </table:table-cell>
        </table:table-row>
        <table:table-row table:style-name="ro1">
          <table:table-cell table:style-name="ce47" office:value-type="string" calcext:value-type="string">
            <text:p>3 months : 300 </text:p>
          </table:table-cell>
        </table:table-row>
        <table:table-row table:style-name="ro1">
          <table:table-cell table:style-name="ce47" office:value-type="string" calcext:value-type="string">
            <text:p>9 months : 900</text:p>
          </table:table-cell>
        </table:table-row>
        <table:table-row table:style-name="ro1">
          <table:table-cell table:style-name="ce48" office:value-type="string" calcext:value-type="string">
            <text:p>complete EDX course in 4 weeks;; next CP3 course in 4 months</text:p>
          </table:table-cell>
        </table:table-row>
        <table:table-row table:style-name="ro1">
          <table:table-cell table:style-name="ce49" office:value-type="string" calcext:value-type="string">
            <text:p>Basics</text:p>
          </table:table-cell>
        </table:table-row>
        <table:table-row table:style-name="ro1">
          <table:table-cell office:value-type="string" calcext:value-type="string">
            <text:p>http://www.spoj.com/problems/basics/</text:p>
          </table:table-cell>
        </table:table-row>
        <table:table-row table:style-name="ro1">
          <table:table-cell/>
        </table:table-row>
        <table:table-row table:style-name="ro1">
          <table:table-cell table:style-name="ce49" office:value-type="string" calcext:value-type="string">
            <text:p>Adhoc problems : Target <text:s/>--&gt; <text:s/>300</text:p>
          </table:table-cell>
        </table:table-row>
        <table:table-row table:style-name="ro1">
          <table:table-cell/>
        </table:table-row>
        <table:table-row table:style-name="ro8">
          <table:table-cell office:value-type="string" calcext:value-type="string">
            <text:p>UVA :   <text:a xlink:href="http://uhunt.felix-halim.net/id/0" xlink:type="simple">http://uhunt.felix-halim.net/id/0</text:a>    : 169</text:p>
          </table:table-cell>
        </table:table-row>
        <table:table-row table:style-name="ro1" table:number-rows-repeated="2">
          <table:table-cell/>
        </table:table-row>
        <table:table-row table:style-name="ro8">
          <table:table-cell office:value-type="string" calcext:value-type="string">
            <text:p>SPOJ : <text:a xlink:href="http://www.spoj.com/problems/tag/ad-hoc-1" xlink:type="simple">http://www.spoj.com/problems/tag/ad-hoc-1</text:a></text:p>
          </table:table-cell>
        </table:table-row>
        <table:table-row table:style-name="ro1" table:number-rows-repeated="2">
          <table:table-cell/>
        </table:table-row>
        <table:table-row table:style-name="ro8">
          <table:table-cell table:style-name="ce46" office:value-type="string" calcext:value-type="string">
            <text:p><text:span text:style-name="T3"><text:a xlink:href="http://en.wikipedia.org/wiki/SMART_criteria" xlink:type="simple">S.M.A.R.T.</text:a></text:span><text:span text:style-name="T3"> goals on the other hand are Specific, Measurable, Attainable, Relevant, andTime-bound.</text:span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http://www.spoj.com/problems/tags</text:p>
          </table:table-cell>
        </table:table-row>
        <table:table-row table:style-name="ro7" table:number-rows-repeated="4">
          <table:table-cell table:style-name="Default"/>
        </table:table-row>
        <table:table-row table:style-name="ro9">
          <table:table-cell table:style-name="ce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08:01:40.5948477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21:11:15.798693466</meta:creation-date>
    <dc:date>2017-08-21T11:05:49.480413257</dc:date>
    <meta:editing-duration>PT19H28M14S</meta:editing-duration>
    <meta:editing-cycles>1005</meta:editing-cycles>
    <meta:generator>LibreOffice/4.2.3.3$Linux_X86_64 LibreOffice_project/420m0$Build-3</meta:generator>
    <meta:document-statistic meta:table-count="3" meta:cell-count="1287" meta:object-count="0"/>
  </office:meta>
</office:document-meta>
</file>